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12ae96ec" officeooo:paragraph-rsid="12ae96ec"/>
    </style:style>
    <style:style style:name="P2" style:family="paragraph" style:parent-style-name="Text_20_body">
      <style:text-properties officeooo:rsid="12b32caa" officeooo:paragraph-rsid="12b32caa"/>
    </style:style>
    <style:style style:name="P3" style:family="paragraph" style:parent-style-name="Text_20_body">
      <style:text-properties officeooo:rsid="12b645ea" officeooo:paragraph-rsid="12b645ea"/>
    </style:style>
    <style:style style:name="P4" style:family="paragraph" style:parent-style-name="Heading_20_4">
      <style:text-properties officeooo:rsid="12bc6d7b" officeooo:paragraph-rsid="12bc6d7b"/>
    </style:style>
    <style:style style:name="P5" style:family="paragraph" style:parent-style-name="Heading_20_3">
      <style:text-properties officeooo:paragraph-rsid="12baae53"/>
    </style:style>
    <style:style style:name="P6" style:family="paragraph" style:parent-style-name="Heading_20_3" style:list-style-name="L9" style:master-page-name="Standard">
      <style:paragraph-properties style:page-number="auto"/>
    </style:style>
    <style:style style:name="P7" style:family="paragraph" style:parent-style-name="Text_20_body" style:list-style-name="L1">
      <style:text-properties officeooo:rsid="12a90c22" officeooo:paragraph-rsid="12a90c22"/>
    </style:style>
    <style:style style:name="P8" style:family="paragraph" style:parent-style-name="Text_20_body" style:list-style-name="L2">
      <style:text-properties officeooo:rsid="1286f93b" officeooo:paragraph-rsid="1286f93b"/>
    </style:style>
    <style:style style:name="P9" style:family="paragraph" style:parent-style-name="Text_20_body" style:list-style-name="L2">
      <style:text-properties officeooo:rsid="12aa990c" officeooo:paragraph-rsid="12aa990c"/>
    </style:style>
    <style:style style:name="P10" style:family="paragraph" style:parent-style-name="Text_20_body" style:list-style-name="L3">
      <style:text-properties officeooo:rsid="12a2903a" officeooo:paragraph-rsid="12a2903a"/>
    </style:style>
    <style:style style:name="P11" style:family="paragraph" style:parent-style-name="Text_20_body" style:list-style-name="L3">
      <style:text-properties officeooo:rsid="12a2c296" officeooo:paragraph-rsid="12a2c296"/>
    </style:style>
    <style:style style:name="P12" style:family="paragraph" style:parent-style-name="Text_20_body" style:list-style-name="L3">
      <style:text-properties officeooo:rsid="12ba587b" officeooo:paragraph-rsid="12ba587b"/>
    </style:style>
    <style:style style:name="P13" style:family="paragraph" style:parent-style-name="Text_20_body" style:list-style-name="L3">
      <style:text-properties officeooo:rsid="12baae53" officeooo:paragraph-rsid="12baae53"/>
    </style:style>
    <style:style style:name="P14" style:family="paragraph" style:parent-style-name="Text_20_body" style:list-style-name="L4">
      <style:text-properties officeooo:rsid="1285b3e2" officeooo:paragraph-rsid="12a6d5cd"/>
    </style:style>
    <style:style style:name="P15" style:family="paragraph" style:parent-style-name="Text_20_body" style:list-style-name="L5">
      <style:text-properties officeooo:rsid="12ad1012" officeooo:paragraph-rsid="12ad1012"/>
    </style:style>
    <style:style style:name="P16" style:family="paragraph" style:parent-style-name="Text_20_body" style:list-style-name="L6">
      <style:text-properties officeooo:rsid="128e0816" officeooo:paragraph-rsid="12917320"/>
    </style:style>
    <style:style style:name="P17" style:family="paragraph" style:parent-style-name="Text_20_body" style:list-style-name="L7">
      <style:text-properties officeooo:rsid="12b02754" officeooo:paragraph-rsid="12b02754"/>
    </style:style>
    <style:style style:name="P18" style:family="paragraph" style:parent-style-name="Text_20_body">
      <style:text-properties officeooo:rsid="12bc6d7b" officeooo:paragraph-rsid="12bc6d7b"/>
    </style:style>
    <style:style style:name="P19" style:family="paragraph" style:parent-style-name="Text_20_body" style:list-style-name="L8">
      <style:text-properties officeooo:rsid="12bc6d7b" officeooo:paragraph-rsid="12bc6d7b"/>
    </style:style>
    <style:style style:name="P20" style:family="paragraph" style:parent-style-name="Text_20_body" style:list-style-name="L10">
      <style:text-properties officeooo:rsid="12bc6d7b" officeooo:paragraph-rsid="12bc6d7b"/>
    </style:style>
    <style:style style:name="T1" style:family="text">
      <style:text-properties fo:language="en" fo:country="US"/>
    </style:style>
    <style:style style:name="T2" style:family="text">
      <style:text-properties fo:language="cs" fo:country="CZ"/>
    </style:style>
    <style:style style:name="T3" style:family="text">
      <style:text-properties officeooo:rsid="128813d1"/>
    </style:style>
    <style:style style:name="T4" style:family="text">
      <style:text-properties officeooo:rsid="1288c6be"/>
    </style:style>
    <style:style style:name="T5" style:family="text">
      <style:text-properties officeooo:rsid="12a2c296"/>
    </style:style>
    <style:style style:name="T6" style:family="text">
      <style:text-properties officeooo:rsid="12b1e66b"/>
    </style:style>
    <style:style style:name="T7" style:family="text">
      <style:text-properties officeooo:rsid="12b48c66"/>
    </style:style>
    <style:style style:name="T8" style:family="text">
      <style:text-properties officeooo:rsid="12b8a042"/>
    </style:style>
    <style:style style:name="T9" style:family="text">
      <style:text-properties officeooo:rsid="12b8c501"/>
    </style:style>
    <style:style style:name="T10" style:family="text">
      <style:text-properties officeooo:rsid="12bdf555"/>
    </style:style>
    <style:style style:name="T11" style:family="text">
      <style:text-properties officeooo:rsid="12bea3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68398615" text:style-name="L9">
        <text:list-item>
          <text:list>
            <text:list-item>
              <text:list>
                <text:list-item>
                  <text:h text:style-name="P6" text:outline-level="3">Bojová střetnutí</text:h>
                </text:list-item>
              </text:list>
            </text:list-item>
          </text:list>
        </text:list-item>
      </text:list>
      <text:h text:style-name="Heading_20_3" text:outline-level="3">Nebojová střetnutí</text:h>
      <text:h text:style-name="Heading_20_3" text:outline-level="3">Pasti</text:h>
      <text:list xml:id="list172185584" text:style-name="L1">
        <text:list-item>
          <text:p text:style-name="P7">Proč tam pasti jsou?</text:p>
          <text:list>
            <text:list-item>
              <text:p text:style-name="P7">Obranné pasti v pevnosti</text:p>
            </text:list-item>
            <text:list-item>
              <text:p text:style-name="P7">Zapasťované truhly, trezory, dveře.</text:p>
            </text:list-item>
          </text:list>
        </text:list-item>
      </text:list>
      <text:h text:style-name="P4" text:outline-level="4">Druhy pastí</text:h>
      <text:p text:style-name="P18">Teleportační pas<text:span text:style-name="T10">t</text:span></text:p>
      <text:p text:style-name="P18">Šipková past</text:p>
      <text:p text:style-name="P18">Čepelová past</text:p>
      <text:p text:style-name="P18">Zhášecí past</text:p>
      <text:list xml:id="list3442235511" text:style-name="L10">
        <text:list-item>
          <text:p text:style-name="P20">Uhasí lucernu.</text:p>
        </text:list-item>
      </text:list>
      <text:list xml:id="list1105223357" text:style-name="L8">
        <text:list-item>
          <text:p text:style-name="P19">Šplouchnutí vody, možná nějakej zhášecí plyn. <text:span text:style-name="T11">Respektive největší smysl by asi dávalo kouzlo Uhas.</text:span></text:p>
        </text:list-item>
      </text:list>
      <text:h text:style-name="Heading_20_3" text:outline-level="3">Překážky</text:h>
      <text:list xml:id="list1856394195" text:style-name="L2">
        <text:list-item>
          <text:p text:style-name="P8">Zatím tam mám: Šplhání na věž <text:span text:style-name="T3">(mělo by vyžadovat zatloukání skob nebo tak něco)</text:span> nebo stavění mostku, sešplhávání do <text:span text:style-name="T4">studny, za vchodem do studny by mohla být mříž.</text:span></text:p>
        </text:list-item>
        <text:list-item>
          <text:p text:style-name="P9">Plavání, potápění</text:p>
        </text:list-item>
        <text:list-item>
          <text:p text:style-name="P9"><text:soft-page-break/>Překonávání děr a propastí</text:p>
        </text:list-item>
      </text:list>
      <text:h text:style-name="Heading_20_3" text:outline-level="3">Loot</text:h>
      <text:h text:style-name="Heading_20_3" text:outline-level="3">Výroba nebo kombinování itemů</text:h>
      <text:list xml:id="list4037843450" text:style-name="L3">
        <text:list-item>
          <text:p text:style-name="P10">V pevnosti klidně mohl původně sídlit mág, který tu měl <text:span text:style-name="T5">laborku.</text:span></text:p>
        </text:list-item>
        <text:list-item>
          <text:p text:style-name="P11">Pokud v okolí žijou například huňáči, mohl z nich něco vyrábět.</text:p>
        </text:list-item>
        <text:list-item>
          <text:p text:style-name="P11">Nějaká spagyrie by asi taky šla.</text:p>
          <text:list>
            <text:list-item>
              <text:p text:style-name="P12">Možná něco z pavoučího jedu. Hmm, třeba protijed, co? :<text:span text:style-name="T1">)</text:span></text:p>
            </text:list-item>
            <text:list-item>
              <text:p text:style-name="P13"><text:span text:style-name="T1">Ok, ur</text:span><text:span text:style-name="T2">čitě protijed (sérum). Bude na to potřeba vzorek jedu a půjde to vyrábět opakovaně. Bude to fungovat jen na živočišné jedy.</text:span></text:p>
            </text:list-item>
          </text:list>
        </text:list-item>
      </text:list>
      <text:h text:style-name="P5" text:outline-level="3">Příběh</text:h>
      <text:list xml:id="list665220830" text:style-name="L4">
        <text:list-item>
          <text:p text:style-name="P14">Texty na svitcích</text:p>
        </text:list-item>
      </text:list>
      <text:h text:style-name="Heading_20_3" text:outline-level="3">Hinty, extra descriptiony</text:h>
      <text:list xml:id="list3094919264" text:style-name="L5">
        <text:list-item>
          <text:p text:style-name="P15">útržky map</text:p>
        </text:list-item>
        <text:list-item>
          <text:p text:style-name="P15">extra descriptions</text:p>
        </text:list-item>
      </text:list>
      <text:list xml:id="list3256179280" text:style-name="L6">
        <text:list-item>
          <text:p text:style-name="P16"><text:span text:style-name="T8">Kde jsou tajné vchody/schránky, jak se otevírají, jak jsou zapasťované a jak se dají pasti deaktivovat</text:span>.</text:p>
        </text:list-item>
        <text:list-item>
          <text:p text:style-name="P16"><text:span text:style-name="T9">Kde jsou pasti a j</text:span>ak se dají deaktivovat.</text:p>
        </text:list-item>
      </text:list>
      <text:h text:style-name="Heading_20_2" text:outline-level="2"><text:soft-page-break/>Pravidlo tří <text:span text:style-name="T6">řešení</text:span></text:h>
      <text:p text:style-name="P1">Víc možností, jak překonat překážku, jak otevřít dveře, atd.</text:p>
      <text:list xml:id="list635341413" text:style-name="L7">
        <text:list-item>
          <text:p text:style-name="P17">Násilím jde překonat kde co, ale může to trvat dlouho a vyžadovat extra přípravu nebo pomůcky.</text:p>
        </text:list-item>
      </text:list>
      <text:p text:style-name="P2">Pro nestvůry tohle platí pouze v případě, pokud brání v průchodu nebo hlídají něco klíčového pro další postup podzemí<text:span text:style-name="T7">m</text:span>.</text:p>
      <text:p text:style-name="P3">Hráči samozřejmě mohou přijít i na jiné řešení, než které jsi zvažoval při vymýšlení podzemí – to je naprosto v pořádku. Tvým úkolem je pouze zajistit, že možností nebude moc málo, nikoliv že nebudou existovat žádné jiné.</text:p>
      <text:h text:style-name="Heading_20_2" text:outline-level="2">Podzemí by nemělo být lineární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08T19:45:16.379000000</dc:date>
    <meta:print-date>2113-01-01T00:00:00</meta:print-date>
    <meta:editing-cycles>9776</meta:editing-cycles>
    <meta:editing-duration>P30DT12H39M26S</meta:editing-duration>
    <meta:generator>LibreOffice/5.3.2.2$Windows_X86_64 LibreOffice_project/6cd4f1ef626f15116896b1d8e1398b56da0d0ee1</meta:generator>
    <meta:document-statistic meta:table-count="0" meta:image-count="0" meta:object-count="0" meta:page-count="3" meta:paragraph-count="38" meta:word-count="287" meta:character-count="1670" meta:non-whitespace-character-count="1440"/>
  </office:meta>
</office:document-meta>
</file>